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D000002A327F2F4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style:font-name="Times New Roman1"/>
    </style:style>
    <style:style style:name="T2" style:family="text">
      <style:text-properties fo:font-size="12pt"/>
    </style:style>
    <style:style style:name="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style-name="gr1" draw:text-style-name="P1" svg:width="0.821cm" svg:height="0.795cm" svg:x="0.827cm" svg:y="9.326cm"><draw:text-box><text:p text:style-name="P1">20</text:p></draw:text-box></draw:frame><draw:frame text:anchor-type="paragraph" draw:z-index="2" draw:style-name="gr2" draw:text-style-name="P2" svg:width="1.807cm" svg:height="0.555cm" svg:x="0cm" svg:y="8.89cm"><draw:text-box><text:p text:style-name="P1"><text:span text:style-name="T2">17+18+19</text:span></text:p></draw:text-box></draw:frame><draw:frame text:anchor-type="paragraph" draw:z-index="3" draw:style-name="gr1" draw:text-style-name="P1" svg:width="0.821cm" svg:height="0.795cm" svg:x="0.728cm" svg:y="7.992cm"><draw:text-box><text:p text:style-name="P1">12</text:p></draw:text-box></draw:frame><draw:frame text:anchor-type="paragraph" draw:z-index="4" draw:style-name="gr1" draw:text-style-name="P1" svg:width="0.821cm" svg:height="0.795cm" svg:x="0.753cm" svg:y="7.421cm"><draw:text-box><text:p text:style-name="P1">13</text:p></draw:text-box></draw:frame><draw:line text:anchor-type="paragraph" draw:z-index="5" draw:style-name="gr3" draw:text-style-name="P1" svg:x1="13.596cm" svg:y1="8.688cm" svg:x2="9.747cm" svg:y2="8.087cm"><text:p/></draw:line><draw:frame text:anchor-type="paragraph" draw:z-index="6" draw:style-name="gr1" draw:text-style-name="P1" svg:width="0.821cm" svg:height="0.795cm" svg:x="13.451cm" svg:y="8.948cm"><draw:text-box><text:p text:style-name="P1">16</text:p></draw:text-box></draw:frame><draw:frame text:anchor-type="paragraph" draw:z-index="7" draw:style-name="gr1" draw:text-style-name="P1" svg:width="0.821cm" svg:height="0.795cm" svg:x="13.451cm" svg:y="8.299cm"><draw:text-box><text:p text:style-name="P1">15</text:p></draw:text-box></draw:frame><draw:line text:anchor-type="paragraph" draw:z-index="8" draw:style-name="gr3" draw:text-style-name="P1" svg:x1="1.905cm" svg:y1="9.146cm" svg:x2="5.609cm" svg:y2="9.795cm"><text:p/></draw:line><draw:line text:anchor-type="paragraph" draw:z-index="9" draw:style-name="gr3" draw:text-style-name="P1" svg:x1="1.448cm" svg:y1="8.4cm" svg:x2="4.768cm" svg:y2="8.522cm"><text:p/></draw:line><draw:line text:anchor-type="paragraph" draw:z-index="10" draw:style-name="gr3" draw:text-style-name="P1" svg:x1="1.473cm" svg:y1="7.8cm" svg:x2="4.865cm" svg:y2="8.04cm"><text:p/></draw:line><draw:frame text:anchor-type="paragraph" draw:z-index="11" draw:style-name="gr1" draw:text-style-name="P1" svg:width="0.821cm" svg:height="0.795cm" svg:x="13.451cm" svg:y="9.5cm"><draw:text-box><text:p text:style-name="P1">8</text:p></draw:text-box></draw:frame><draw:line text:anchor-type="paragraph" draw:z-index="12" draw:style-name="gr3" draw:text-style-name="P1" svg:x1="13.572cm" svg:y1="9.338cm" svg:x2="8.929cm" svg:y2="9.458cm"><text:p/></draw:line><draw:line text:anchor-type="paragraph" draw:z-index="13" draw:style-name="gr3" draw:text-style-name="P1" svg:x1="13.596cm" svg:y1="9.892cm" svg:x2="10.539cm" svg:y2="9.984cm"><text:p/></draw:line><draw:line text:anchor-type="paragraph" draw:z-index="14" draw:style-name="gr3" draw:text-style-name="P1" svg:x1="13.599cm" svg:y1="7.324cm" svg:x2="8.784cm" svg:y2="8.088cm"><text:p/></draw:line><draw:frame text:anchor-type="paragraph" draw:z-index="15" draw:style-name="gr1" draw:text-style-name="P1" svg:width="0.821cm" svg:height="0.795cm" svg:x="0.728cm" svg:y="4.429cm"><draw:text-box><text:p text:style-name="P1">3</text:p></draw:text-box></draw:frame><draw:frame text:anchor-type="paragraph" draw:z-index="16" draw:style-name="gr1" draw:text-style-name="P1" svg:width="0.821cm" svg:height="0.795cm" svg:x="0.728cm" svg:y="3.635cm"><draw:text-box><text:p text:style-name="P1">21</text:p></draw:text-box></draw:frame><draw:frame text:anchor-type="paragraph" draw:z-index="17" draw:style-name="gr1" draw:text-style-name="P1" svg:width="0.821cm" svg:height="0.795cm" svg:x="0.728cm" svg:y="5.054cm"><draw:text-box><text:p text:style-name="P1">21</text:p></draw:text-box></draw:frame><draw:line text:anchor-type="paragraph" draw:z-index="18" draw:style-name="gr3" draw:text-style-name="P2" svg:x1="1.479cm" svg:y1="5.468cm" svg:x2="3.544cm" svg:y2="5.468cm"><text:p/></draw:line><draw:line text:anchor-type="paragraph" draw:z-index="20" draw:style-name="gr3" draw:text-style-name="P1" svg:x1="1.381cm" svg:y1="4.817cm" svg:x2="3.517cm" svg:y2="4.745cm"><text:p/></draw:line><draw:line text:anchor-type="paragraph" draw:z-index="21" draw:style-name="gr3" draw:text-style-name="P1" svg:x1="1.332cm" svg:y1="4.023cm" svg:x2="3.517cm" svg:y2="4.023cm"><text:p/></draw:line><draw:frame text:anchor-type="paragraph" draw:z-index="22" draw:style-name="gr4" draw:text-style-name="P1" svg:width="1.207cm" svg:height="0.976cm" svg:x="13.697cm" svg:y="4.196cm"><draw:text-box><text:p text:style-name="P1">24+25</text:p></draw:text-box></draw:frame><draw:frame text:anchor-type="paragraph" draw:z-index="23" draw:style-name="gr1" draw:text-style-name="P1" svg:width="0.821cm" svg:height="0.795cm" svg:x="13.503cm" svg:y="3.493cm"><draw:text-box><text:p text:style-name="P1">4</text:p></draw:text-box></draw:frame><draw:frame text:anchor-type="paragraph" draw:z-index="24" draw:style-name="gr1" draw:text-style-name="P1" svg:width="0.821cm" svg:height="0.795cm" svg:x="13.548cm" svg:y="1.106cm"><draw:text-box><text:p text:style-name="P1">6</text:p></draw:text-box></draw:frame><draw:frame text:anchor-type="paragraph" draw:z-index="25" draw:style-name="gr1" draw:text-style-name="P1" svg:width="0.821cm" svg:height="0.795cm" svg:x="0.728cm" svg:y="0.998cm"><draw:text-box><text:p text:style-name="P1">7</text:p></draw:text-box></draw:frame><draw:frame text:anchor-type="paragraph" draw:z-index="26" draw:style-name="gr1" draw:text-style-name="P1" svg:width="0.821cm" svg:height="0.795cm" svg:x="13.476cm" svg:y="5.39cm"><draw:text-box><text:p text:style-name="P1">17</text:p></draw:text-box></draw:frame><draw:line text:anchor-type="paragraph" draw:z-index="27" draw:style-name="gr3" draw:text-style-name="P1" svg:x1="1.475cm" svg:y1="1.353cm" svg:x2="2.629cm" svg:y2="1.81cm"><text:p/></draw:line><draw:line text:anchor-type="paragraph" draw:z-index="28" draw:style-name="gr3" draw:text-style-name="P1" svg:x1="13.669cm" svg:y1="1.498cm" svg:x2="12.561cm" svg:y2="2.147cm"><text:p/></draw:line><draw:line text:anchor-type="paragraph" draw:z-index="29" draw:style-name="gr3" draw:text-style-name="P1" svg:x1="13.697cm" svg:y1="4.673cm" svg:x2="8.592cm" svg:y2="4.961cm"><text:p/></draw:line><draw:line text:anchor-type="paragraph" draw:z-index="30" draw:style-name="gr3" draw:text-style-name="P1" svg:x1="13.597cm" svg:y1="5.851cm" svg:x2="8.954cm" svg:y2="5.851cm"><text:p/></draw:line><draw:line text:anchor-type="paragraph" draw:z-index="31" draw:style-name="gr3" draw:text-style-name="P1" svg:x1="13.599cm" svg:y1="3.974cm" svg:x2="10.396cm" svg:y2="3.974cm"><text:p/></draw:line><draw:line text:anchor-type="paragraph" draw:z-index="32" draw:style-name="gr3" draw:text-style-name="P1" svg:x1="1.498cm" svg:y1="9.723cm" svg:x2="2.749cm" svg:y2="10.638cm"><text:p/></draw:line><draw:frame draw:style-name="fr1" draw:name="images2" text:anchor-type="paragraph" svg:width="14.905cm" svg:height="11.906cm" draw:z-index="0"><draw:image xlink:href="Pictures/100000000000034D000002A327F2F465.png" xlink:type="simple" xlink:show="embed" xlink:actuate="onLoad"/></draw:frame><draw:line text:anchor-type="paragraph" draw:z-index="33" draw:style-name="gr3" draw:text-style-name="P1" svg:x1="13.596cm" svg:y1="8.689cm" svg:x2="8.761cm" svg:y2="8.929cm"><text:p/></draw:line><draw:line text:anchor-type="paragraph" draw:z-index="19" draw:style-name="gr3" draw:text-style-name="P1" svg:x1="1.806cm" svg:y1="6.525cm" svg:x2="3.589cm" svg:y2="6.548cm"><text:p/></draw:line><draw:frame text:anchor-type="paragraph" draw:z-index="34" draw:style-name="gr4" draw:text-style-name="P1" svg:width="1.227cm" svg:height="0.976cm" svg:x="13.6cm" svg:y="6.791cm"><draw:text-box><text:p text:style-name="P1">11+14</text:p></draw:text-box></draw:frame><draw:frame text:anchor-type="paragraph" draw:z-index="35" draw:style-name="gr4" draw:text-style-name="P1" svg:width="1.227cm" svg:height="0.976cm" svg:x="13.6cm" svg:y="6.184cm"><draw:text-box><text:p text:style-name="P1">22+23</text:p></draw:text-box></draw:frame><draw:line text:anchor-type="paragraph" draw:z-index="36" draw:style-name="gr3" draw:text-style-name="P1" svg:x1="13.6cm" svg:y1="6.669cm" svg:x2="8.352cm" svg:y2="6.5cm"><text:p/></draw:line><draw:frame text:anchor-type="paragraph" draw:z-index="37" draw:style-name="gr2" draw:text-style-name="P2" svg:width="1.807cm" svg:height="0.555cm" svg:x="0cm" svg:y="6.292cm"><draw:text-box><text:p text:style-name="P1"><text:span text:style-name="T2">9+10+23</text:span></text:p></draw:text-box></draw:frame><draw:frame text:anchor-type="paragraph" draw:z-index="38" draw:style-name="gr1" draw:text-style-name="P1" svg:width="0.821cm" svg:height="0.795cm" svg:x="0.753cm" svg:y="6.846cm"><draw:text-box><text:p text:style-name="P1">5</text:p></draw:text-box></draw:frame><draw:line text:anchor-type="paragraph" draw:z-index="39" draw:style-name="gr3" draw:text-style-name="P1" svg:x1="1.425cm" svg:y1="7.181cm" svg:x2="4.817cm" svg:y2="7.181cm"><text:p/></draw:lin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8T10:52:40.21</meta:creation-date>
    <dc:date>2019-11-21T17:46:55.45</dc:date>
    <meta:editing-duration>PT3H17M14S</meta:editing-duration>
    <meta:editing-cycles>21</meta:editing-cycles>
    <meta:generator>OpenOffice/4.1.7$Win32 OpenOffice.org_project/417m1$Build-9800</meta:generator>
    <meta:document-statistic meta:table-count="0" meta:image-count="1" meta:object-count="0" meta:page-count="1" meta:paragraph-count="0" meta:word-count="0" meta:character-count="0"/>
  </office:meta>
</office:document-meta>
</file>